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472in" svg:y="1.1677in">
            <draw:object draw:notify-on-update-of-ranges="Sheet1.B6:Sheet1.B50 Sheet1.C5:Sheet1.C5 Sheet1.C6:Sheet1.C50 Sheet1.B6:Sheet1.B50 Sheet1.E5:Sheet1.E5 Sheet1.E6:Sheet1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This plot measures memory performance of the compiler as a function of file size in order to measure the parse and MIR overhead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Number of bytes of RAM per byte of input</text:p>
          </table:table-cell>
          <table:table-cell table:style-name="ce2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2" office:value-type="float" office:value="105548" calcext:value-type="float">
            <text:p>105548</text:p>
          </table:table-cell>
          <table:table-cell table:style-name="ce2" office:value-type="string" calcext:value-type="string">
            <text:p>Fixed memory overhead for zero-byte file.</text:p>
          </table:table-cell>
          <table:table-cell table:style-name="ce2" table:number-columns-repeated="3"/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Actual</text:p>
          </table:table-cell>
          <table:table-cell/>
          <table:table-cell table:style-name="ce2" office:value-type="string" calcext:value-type="string">
            <text:p>Model</text:p>
          </table:table-cell>
          <table:table-cell office:value-type="string" calcext:value-type="string">
            <text:p>More/Less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0548" calcext:value-type="float">
            <text:p>100548</text:p>
          </table:table-cell>
          <table:table-cell office:value-type="string" calcext:value-type="string">
            <text:p>syntax-empty.j</text:p>
          </table:table-cell>
          <table:table-cell table:formula="of:=[.B6]*[.$D$3]+[.$D$4]" office:value-type="float" office:value="105548" calcext:value-type="float">
            <text:p>105548</text:p>
          </table:table-cell>
          <table:table-cell table:formula="of:=[.C6]-[.E6]" office:value-type="float" office:value="-5000" calcext:value-type="float">
            <text:p>-50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0976" calcext:value-type="float">
            <text:p>110976</text:p>
          </table:table-cell>
          <table:table-cell office:value-type="string" calcext:value-type="string">
            <text:p>syntax-access-qualifier.j</text:p>
          </table:table-cell>
          <table:table-cell table:formula="of:=[.B7]*[.$D$3]+[.$D$4]" office:value-type="float" office:value="109463" calcext:value-type="float">
            <text:p>109463</text:p>
          </table:table-cell>
          <table:table-cell table:formula="of:=[.C7]-[.E7]" office:value-type="float" office:value="1513" calcext:value-type="float">
            <text:p>151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6196" calcext:value-type="float">
            <text:p>116196</text:p>
          </table:table-cell>
          <table:table-cell office:value-type="string" calcext:value-type="string">
            <text:p>syntax-function-definition.j</text:p>
          </table:table-cell>
          <table:table-cell table:formula="of:=[.B8]*[.$D$3]+[.$D$4]" office:value-type="float" office:value="110273" calcext:value-type="float">
            <text:p>110273</text:p>
          </table:table-cell>
          <table:table-cell table:formula="of:=[.C8]-[.E8]" office:value-type="float" office:value="5923" calcext:value-type="float">
            <text:p>592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14424" calcext:value-type="float">
            <text:p>114424</text:p>
          </table:table-cell>
          <table:table-cell office:value-type="string" calcext:value-type="string">
            <text:p>syntax-pointer.j</text:p>
          </table:table-cell>
          <table:table-cell table:formula="of:=[.B9]*[.$D$3]+[.$D$4]" office:value-type="float" office:value="112298" calcext:value-type="float">
            <text:p>112298</text:p>
          </table:table-cell>
          <table:table-cell table:formula="of:=[.C9]-[.E9]" office:value-type="float" office:value="2126" calcext:value-type="float">
            <text:p>21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13582" calcext:value-type="float">
            <text:p>113582</text:p>
          </table:table-cell>
          <table:table-cell office:value-type="string" calcext:value-type="string">
            <text:p>valid-syntax-function-simple-return.j</text:p>
          </table:table-cell>
          <table:table-cell table:formula="of:=[.B10]*[.$D$3]+[.$D$4]" office:value-type="float" office:value="114053" calcext:value-type="float">
            <text:p>114053</text:p>
          </table:table-cell>
          <table:table-cell table:formula="of:=[.C10]-[.E10]" office:value-type="float" office:value="-471" calcext:value-type="float">
            <text:p>-47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26140" calcext:value-type="float">
            <text:p>126140</text:p>
          </table:table-cell>
          <table:table-cell office:value-type="string" calcext:value-type="string">
            <text:p>syntax-function-declaration.j</text:p>
          </table:table-cell>
          <table:table-cell table:formula="of:=[.B11]*[.$D$3]+[.$D$4]" office:value-type="float" office:value="114863" calcext:value-type="float">
            <text:p>114863</text:p>
          </table:table-cell>
          <table:table-cell table:formula="of:=[.C11]-[.E11]" office:value-type="float" office:value="11277" calcext:value-type="float">
            <text:p>1127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26276" calcext:value-type="float">
            <text:p>126276</text:p>
          </table:table-cell>
          <table:table-cell office:value-type="string" calcext:value-type="string">
            <text:p>syntax-function-unsafe-block.j</text:p>
          </table:table-cell>
          <table:table-cell table:formula="of:=[.B12]*[.$D$3]+[.$D$4]" office:value-type="float" office:value="118913" calcext:value-type="float">
            <text:p>118913</text:p>
          </table:table-cell>
          <table:table-cell table:formula="of:=[.C12]-[.E12]" office:value-type="float" office:value="7363" calcext:value-type="float">
            <text:p>736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19004" calcext:value-type="float">
            <text:p>119004</text:p>
          </table:table-cell>
          <table:table-cell office:value-type="string" calcext:value-type="string">
            <text:p>syntax-typedef.j</text:p>
          </table:table-cell>
          <table:table-cell table:formula="of:=[.B13]*[.$D$3]+[.$D$4]" office:value-type="float" office:value="121478" calcext:value-type="float">
            <text:p>121478</text:p>
          </table:table-cell>
          <table:table-cell table:formula="of:=[.C13]-[.E13]" office:value-type="float" office:value="-2474" calcext:value-type="float">
            <text:p>-247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36017" calcext:value-type="float">
            <text:p>136017</text:p>
          </table:table-cell>
          <table:table-cell office:value-type="string" calcext:value-type="string">
            <text:p>valid-syntax-identifiers.j</text:p>
          </table:table-cell>
          <table:table-cell table:formula="of:=[.B14]*[.$D$3]+[.$D$4]" office:value-type="float" office:value="130793" calcext:value-type="float">
            <text:p>130793</text:p>
          </table:table-cell>
          <table:table-cell table:formula="of:=[.C14]-[.E14]" office:value-type="float" office:value="5224" calcext:value-type="float">
            <text:p>522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56324" calcext:value-type="float">
            <text:p>156324</text:p>
          </table:table-cell>
          <table:table-cell office:value-type="string" calcext:value-type="string">
            <text:p>llvm-decl-var.j</text:p>
          </table:table-cell>
          <table:table-cell table:formula="of:=[.B15]*[.$D$3]+[.$D$4]" office:value-type="float" office:value="140648" calcext:value-type="float">
            <text:p>140648</text:p>
          </table:table-cell>
          <table:table-cell table:formula="of:=[.C15]-[.E15]" office:value-type="float" office:value="15676" calcext:value-type="float">
            <text:p>1567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23852" calcext:value-type="float">
            <text:p>123852</text:p>
          </table:table-cell>
          <table:table-cell office:value-type="string" calcext:value-type="string">
            <text:p>syntax-class.j</text:p>
          </table:table-cell>
          <table:table-cell table:formula="of:=[.B16]*[.$D$3]+[.$D$4]" office:value-type="float" office:value="141053" calcext:value-type="float">
            <text:p>141053</text:p>
          </table:table-cell>
          <table:table-cell table:formula="of:=[.C16]-[.E16]" office:value-type="float" office:value="-17201" calcext:value-type="float">
            <text:p>-1720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8484" calcext:value-type="float">
            <text:p>108484</text:p>
          </table:table-cell>
          <table:table-cell office:value-type="string" calcext:value-type="string">
            <text:p>syntax-comments.j</text:p>
          </table:table-cell>
          <table:table-cell table:formula="of:=[.B17]*[.$D$3]+[.$D$4]" office:value-type="float" office:value="152798" calcext:value-type="float">
            <text:p>152798</text:p>
          </table:table-cell>
          <table:table-cell table:formula="of:=[.C17]-[.E17]" office:value-type="float" office:value="-44314" calcext:value-type="float">
            <text:p>-4431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171950" calcext:value-type="float">
            <text:p>171950</text:p>
          </table:table-cell>
          <table:table-cell office:value-type="string" calcext:value-type="string">
            <text:p>valid-syntax-ifelse.j</text:p>
          </table:table-cell>
          <table:table-cell table:formula="of:=[.B18]*[.$D$3]+[.$D$4]" office:value-type="float" office:value="162518" calcext:value-type="float">
            <text:p>162518</text:p>
          </table:table-cell>
          <table:table-cell table:formula="of:=[.C18]-[.E18]" office:value-type="float" office:value="9432" calcext:value-type="float">
            <text:p>94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246602" calcext:value-type="float">
            <text:p>246602</text:p>
          </table:table-cell>
          <table:table-cell office:value-type="string" calcext:value-type="string">
            <text:p>valid-syntax-variable-declaration.j</text:p>
          </table:table-cell>
          <table:table-cell table:formula="of:=[.B19]*[.$D$3]+[.$D$4]" office:value-type="float" office:value="224618" calcext:value-type="float">
            <text:p>224618</text:p>
          </table:table-cell>
          <table:table-cell table:formula="of:=[.C19]-[.E19]" office:value-type="float" office:value="21984" calcext:value-type="float">
            <text:p>219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226009" calcext:value-type="float">
            <text:p>226009</text:p>
          </table:table-cell>
          <table:table-cell office:value-type="string" calcext:value-type="string">
            <text:p>type-resolution.j</text:p>
          </table:table-cell>
          <table:table-cell table:formula="of:=[.B20]*[.$D$3]+[.$D$4]" office:value-type="float" office:value="235553" calcext:value-type="float">
            <text:p>235553</text:p>
          </table:table-cell>
          <table:table-cell table:formula="of:=[.C20]-[.E20]" office:value-type="float" office:value="-9544" calcext:value-type="float">
            <text:p>-954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163890" calcext:value-type="float">
            <text:p>163890</text:p>
          </table:table-cell>
          <table:table-cell office:value-type="string" calcext:value-type="string">
            <text:p>valid-syntax-typedefs.j</text:p>
          </table:table-cell>
          <table:table-cell table:formula="of:=[.B21]*[.$D$3]+[.$D$4]" office:value-type="float" office:value="342068" calcext:value-type="float">
            <text:p>342068</text:p>
          </table:table-cell>
          <table:table-cell table:formula="of:=[.C21]-[.E21]" office:value-type="float" office:value="-178178" calcext:value-type="float">
            <text:p>-17817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813" calcext:value-type="float">
            <text:p>4813</text:p>
          </table:table-cell>
          <table:table-cell office:value-type="float" office:value="750779" calcext:value-type="float">
            <text:p>750779</text:p>
          </table:table-cell>
          <table:table-cell office:value-type="string" calcext:value-type="string">
            <text:p>valid-syntax-expression-primary.j</text:p>
          </table:table-cell>
          <table:table-cell table:formula="of:=[.B22]*[.$D$3]+[.$D$4]" office:value-type="float" office:value="755303" calcext:value-type="float">
            <text:p>755303</text:p>
          </table:table-cell>
          <table:table-cell table:formula="of:=[.C22]-[.E22]" office:value-type="float" office:value="-4524" calcext:value-type="float">
            <text:p>-4524</text:p>
          </table:table-cell>
          <table:table-cell table:number-columns-repeated="16378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0:08:31.916786466</meta:creation-date>
    <dc:date>2025-09-22T00:39:46.151614755</dc:date>
    <meta:editing-duration>PT21M2S</meta:editing-duration>
    <meta:editing-cycles>2</meta:editing-cycles>
    <meta:generator>LibreOffice/24.2.7.2$Linux_X86_64 LibreOffice_project/420$Build-2</meta:generator>
    <meta:document-statistic meta:table-count="1" meta:cell-count="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Sheet1.B6:Sheet1.C50 Sheet1.C5:Sheet1.C5 Sheet1.E5:Sheet1.E50" chart:data-source-has-labels="row" svg:x="0.32cm" svg:y="0.18cm" svg:width="13.063cm" svg:height="8.64cm">
          <chart:coordinate-region svg:x="1.709cm" svg:y="0.38cm" svg:width="11.30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50" chart:label-cell-address="Sheet1.C5:Sheet1.C5" chart:class="chart:scatter">
            <chart:domain table:cell-range-address="Sheet1.B6:Sheet1.B50"/>
            <chart:data-point chart:repeated="45"/>
          </chart:series>
          <chart:series chart:style-name="ch8" chart:values-cell-range-address="Sheet1.E6:Sheet1.E50" chart:label-cell-address="Sheet1.E5:Sheet1.E5" chart:class="chart:scatter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tual</text:p>
                <draw:g>
                  <svg:desc>Sheet1.C5:Sheet1.C5</svg:desc>
                </draw:g>
              </table:table-cell>
              <table:table-cell office:value-type="string">
                <text:p>Model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50</svg:desc>
                </draw:g>
              </table:table-cell>
              <table:table-cell office:value-type="float" office:value="100548">
                <text:p>100548</text:p>
                <draw:g>
                  <svg:desc>Sheet1.C6:Sheet1.C50</svg:desc>
                </draw:g>
              </table:table-cell>
              <table:table-cell office:value-type="float" office:value="105548">
                <text:p>105548</text:p>
                <draw:g>
                  <svg:desc>Sheet1.E6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10976">
                <text:p>110976</text:p>
              </table:table-cell>
              <table:table-cell office:value-type="float" office:value="109463">
                <text:p>109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16196">
                <text:p>116196</text:p>
              </table:table-cell>
              <table:table-cell office:value-type="float" office:value="110273">
                <text:p>110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14424">
                <text:p>114424</text:p>
              </table:table-cell>
              <table:table-cell office:value-type="float" office:value="112298">
                <text:p>112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113582">
                <text:p>113582</text:p>
              </table:table-cell>
              <table:table-cell office:value-type="float" office:value="114053">
                <text:p>114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126140">
                <text:p>126140</text:p>
              </table:table-cell>
              <table:table-cell office:value-type="float" office:value="114863">
                <text:p>11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26276">
                <text:p>126276</text:p>
              </table:table-cell>
              <table:table-cell office:value-type="float" office:value="118913">
                <text:p>118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119004">
                <text:p>119004</text:p>
              </table:table-cell>
              <table:table-cell office:value-type="float" office:value="121478">
                <text:p>12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136017">
                <text:p>136017</text:p>
              </table:table-cell>
              <table:table-cell office:value-type="float" office:value="130793">
                <text:p>130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156324">
                <text:p>156324</text:p>
              </table:table-cell>
              <table:table-cell office:value-type="float" office:value="140648">
                <text:p>140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3">
                <text:p>263</text:p>
              </table:table-cell>
              <table:table-cell office:value-type="float" office:value="123852">
                <text:p>123852</text:p>
              </table:table-cell>
              <table:table-cell office:value-type="float" office:value="141053">
                <text:p>141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108484">
                <text:p>108484</text:p>
              </table:table-cell>
              <table:table-cell office:value-type="float" office:value="152798">
                <text:p>152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2">
                <text:p>422</text:p>
              </table:table-cell>
              <table:table-cell office:value-type="float" office:value="171950">
                <text:p>171950</text:p>
              </table:table-cell>
              <table:table-cell office:value-type="float" office:value="162518">
                <text:p>162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2">
                <text:p>882</text:p>
              </table:table-cell>
              <table:table-cell office:value-type="float" office:value="246602">
                <text:p>246602</text:p>
              </table:table-cell>
              <table:table-cell office:value-type="float" office:value="224618">
                <text:p>224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3">
                <text:p>963</text:p>
              </table:table-cell>
              <table:table-cell office:value-type="float" office:value="226009">
                <text:p>226009</text:p>
              </table:table-cell>
              <table:table-cell office:value-type="float" office:value="235553">
                <text:p>235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2">
                <text:p>1752</text:p>
              </table:table-cell>
              <table:table-cell office:value-type="float" office:value="163890">
                <text:p>163890</text:p>
              </table:table-cell>
              <table:table-cell office:value-type="float" office:value="342068">
                <text:p>342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13">
                <text:p>4813</text:p>
              </table:table-cell>
              <table:table-cell office:value-type="float" office:value="750779">
                <text:p>750779</text:p>
              </table:table-cell>
              <table:table-cell office:value-type="float" office:value="755303">
                <text:p>755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